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#include &lt;stdio.h&gt;</text:p>
      <text:p text:style-name="Normal">int isHappy(int n) {</text:p>
      <text:p text:style-name="Normal"><text:s text:c="4"/>int digit, sum = 0;</text:p>
      <text:p text:style-name="Normal"><text:s text:c="4"/>while (n &gt; 0) {</text:p>
      <text:p text:style-name="Normal"><text:s text:c="8"/>digit = n % 10;</text:p>
      <text:p text:style-name="Normal"><text:s text:c="8"/>sum += digit * digit;</text:p>
      <text:p text:style-name="Normal"><text:s text:c="8"/>n /= 10;</text:p>
      <text:p text:style-name="Normal"><text:s text:c="4"/>}</text:p>
      <text:p text:style-name="Normal"><text:s text:c="4"/>return sum;</text:p>
      <text:p text:style-name="Normal">}</text:p>
      <text:p text:style-name="Normal"/>
      <text:p text:style-name="Normal">int main() {</text:p>
      <text:p text:style-name="Normal"><text:s text:c="4"/>printf("Two-digit Happy Numbers:\n");</text:p>
      <text:p text:style-name="Normal"><text:s text:c="4"/>for (int i = 10; i &lt;= 99; i++) {</text:p>
      <text:p text:style-name="Normal"><text:s text:c="8"/>int num = i;</text:p>
      <text:p text:style-name="Normal"><text:s text:c="8"/>int result = num;</text:p>
      <text:p text:style-name="Normal"><text:s text:c="8"/>// Check for a cycle or reach 1 (happy) or 4 (unhappy) for two-digit numbers</text:p>
      <text:p text:style-name="Normal"><text:s text:c="8"/>while (result != 1 &amp;&amp; result != 4) {</text:p>
      <text:p text:style-name="Normal"><text:s text:c="12"/>result = isHappy(result);</text:p>
      <text:p text:style-name="Normal"><text:s text:c="8"/>}</text:p>
      <text:p text:style-name="Normal"><text:s text:c="8"/>if (result == 1) {</text:p>
      <text:p text:style-name="Normal"><text:s text:c="12"/>printf("%d\n", num);</text:p>
      <text:p text:style-name="Normal"><text:s text:c="8"/>}</text:p>
      <text:p text:style-name="Normal"><text:s text:c="4"/>}</text:p>
      <text:p text:style-name="Normal"><text:s text:c="4"/>return 0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eraj Sharma</meta:initial-creator>
    <dc:creator>Neeraj Sharma</dc:creator>
    <meta:creation-date>2024-01-06T08:02:00Z</meta:creation-date>
    <dc:date>2024-01-06T08:04:00Z</dc:date>
    <meta:template xlink:href="Normal" xlink:type="simple"/>
    <meta:editing-cycles>1</meta:editing-cycles>
    <meta:editing-duration>PT120S</meta:editing-duration>
    <meta:document-statistic meta:page-count="1" meta:paragraph-count="1" meta:word-count="88" meta:character-count="590" meta:row-count="4" meta:non-whitespace-character-count="503"/>
  </office:meta>
</office:document-meta>
</file>